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3ab2" officeooo:paragraph-rsid="00063ab2"/>
    </style:style>
    <style:style style:name="P2" style:family="paragraph" style:parent-style-name="Standard">
      <style:text-properties officeooo:rsid="00064f31" officeooo:paragraph-rsid="00064f31"/>
    </style:style>
    <style:style style:name="P3" style:family="paragraph" style:parent-style-name="Standard">
      <style:text-properties fo:font-weight="bold" officeooo:rsid="00064f31" officeooo:paragraph-rsid="00064f31" style:font-weight-asian="bold" style:font-weight-complex="bold"/>
    </style:style>
    <style:style style:name="P4" style:family="paragraph" style:parent-style-name="Standard">
      <style:text-properties fo:font-weight="bold" officeooo:rsid="000747db" officeooo:paragraph-rsid="000747db" style:font-weight-asian="bold" style:font-weight-complex="bold"/>
    </style:style>
    <style:style style:name="P5" style:family="paragraph" style:parent-style-name="Standard">
      <style:text-properties fo:font-weight="bold" officeooo:rsid="0008f62c" officeooo:paragraph-rsid="0008f62c" style:font-weight-asian="bold" style:font-weight-complex="bold"/>
    </style:style>
    <style:style style:name="P6" style:family="paragraph" style:parent-style-name="Standard">
      <style:text-properties fo:font-weight="bold" officeooo:rsid="000a468b" officeooo:paragraph-rsid="000a468b" style:font-weight-asian="bold" style:font-weight-complex="bold"/>
    </style:style>
    <style:style style:name="P7" style:family="paragraph" style:parent-style-name="Standard">
      <style:text-properties fo:font-weight="bold" officeooo:rsid="000bf5d7" officeooo:paragraph-rsid="000bf5d7" style:font-weight-asian="bold" style:font-weight-complex="bold"/>
    </style:style>
    <style:style style:name="P8" style:family="paragraph" style:parent-style-name="Standard">
      <style:text-properties fo:font-weight="bold" officeooo:rsid="000d8d2d" officeooo:paragraph-rsid="000d8d2d" style:font-weight-asian="bold" style:font-weight-complex="bold"/>
    </style:style>
    <style:style style:name="P9" style:family="paragraph" style:parent-style-name="Standard">
      <style:text-properties fo:font-weight="normal" officeooo:rsid="00064f31" officeooo:paragraph-rsid="00064f31" style:font-weight-asian="normal" style:font-weight-complex="normal"/>
    </style:style>
    <style:style style:name="P10" style:family="paragraph" style:parent-style-name="Standard">
      <style:text-properties fo:font-weight="normal" officeooo:rsid="000747db" officeooo:paragraph-rsid="000747db" style:font-weight-asian="normal" style:font-weight-complex="normal"/>
    </style:style>
    <style:style style:name="P11" style:family="paragraph" style:parent-style-name="Standard">
      <style:text-properties fo:font-weight="normal" officeooo:rsid="0008f62c" officeooo:paragraph-rsid="0008f62c" style:font-weight-asian="normal" style:font-weight-complex="normal"/>
    </style:style>
    <style:style style:name="P12" style:family="paragraph" style:parent-style-name="Standard">
      <style:text-properties fo:font-size="18pt" style:text-underline-style="solid" style:text-underline-width="auto" style:text-underline-color="font-color" fo:font-weight="bold" officeooo:rsid="000a468b" officeooo:paragraph-rsid="000a468b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22pt" fo:font-weight="bold" officeooo:rsid="000d8d2d" officeooo:paragraph-rsid="000d8d2d" style:font-size-asian="19.25pt" style:font-weight-asian="bold" style:font-size-complex="22pt" style:font-weight-complex="bold"/>
    </style:style>
    <style:style style:name="P14" style:family="paragraph" style:parent-style-name="Standard">
      <style:text-properties fo:font-size="22pt" fo:font-weight="bold" officeooo:rsid="0013161a" officeooo:paragraph-rsid="0013161a" style:font-size-asian="19.25pt" style:font-weight-asian="bold" style:font-size-complex="22pt" style:font-weight-complex="bold"/>
    </style:style>
    <style:style style:name="P15" style:family="paragraph" style:parent-style-name="Standard">
      <style:text-properties fo:font-size="22pt" fo:font-weight="bold" officeooo:rsid="000db7cc" officeooo:paragraph-rsid="0013161a" style:font-size-asian="22pt" style:font-weight-asian="bold" style:font-size-complex="22pt" style:font-weight-complex="bold"/>
    </style:style>
    <style:style style:name="P16" style:family="paragraph" style:parent-style-name="Standard">
      <style:text-properties fo:font-size="22pt" style:text-underline-style="solid" style:text-underline-width="auto" style:text-underline-color="font-color" fo:font-weight="bold" officeooo:rsid="000747db" officeooo:paragraph-rsid="000747db" style:font-size-asian="22pt" style:font-weight-asian="bold" style:font-size-complex="22pt" style:font-weight-complex="bold"/>
    </style:style>
    <style:style style:name="P17" style:family="paragraph" style:parent-style-name="Standard">
      <style:text-properties fo:font-size="22pt" style:text-underline-style="solid" style:text-underline-width="auto" style:text-underline-color="font-color" fo:font-weight="bold" officeooo:rsid="000db7cc" officeooo:paragraph-rsid="000db7cc" style:font-size-asian="22pt" style:font-weight-asian="bold" style:font-size-complex="22pt" style:font-weight-complex="bold"/>
    </style:style>
    <style:style style:name="P18" style:family="paragraph" style:parent-style-name="Standard">
      <style:text-properties fo:font-size="22pt" style:text-underline-style="solid" style:text-underline-width="auto" style:text-underline-color="font-color" fo:font-weight="bold" officeooo:rsid="0013161a" officeooo:paragraph-rsid="0013161a" style:font-size-asian="19.25pt" style:font-weight-asian="bold" style:font-size-complex="22pt" style:font-weight-complex="bold"/>
    </style:style>
    <style:style style:name="P19" style:family="paragraph" style:parent-style-name="Standard">
      <style:text-properties fo:font-size="12pt" fo:font-weight="bold" officeooo:rsid="000d8d2d" officeooo:paragraph-rsid="000d8d2d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0db7cc" officeooo:paragraph-rsid="000db7cc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100fae" officeooo:paragraph-rsid="00100fae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13161a" officeooo:paragraph-rsid="0013161a" style:font-size-asian="10.5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151a0a" officeooo:paragraph-rsid="00151a0a" style:font-size-asian="10.5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normal" officeooo:rsid="000db7cc" officeooo:paragraph-rsid="000db7cc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0f4fab" officeooo:paragraph-rsid="000f4fab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022bb" officeooo:paragraph-rsid="001022bb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0f950" officeooo:paragraph-rsid="0010f950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1cd64" officeooo:paragraph-rsid="0011cd64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6pt" fo:font-weight="bold" officeooo:rsid="000db7cc" officeooo:paragraph-rsid="000db7cc" style:font-size-asian="16pt" style:font-weight-asian="bold" style:font-size-complex="16pt" style:font-weight-complex="bold"/>
    </style:style>
    <style:style style:name="P30" style:family="paragraph" style:parent-style-name="Standard">
      <style:text-properties fo:font-size="14pt" fo:font-weight="bold" officeooo:rsid="00100fae" officeooo:paragraph-rsid="00100fae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1034f9" officeooo:paragraph-rsid="001034f9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1034f9" officeooo:paragraph-rsid="0010f950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normal" officeooo:rsid="001034f9" officeooo:paragraph-rsid="001034f9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3161a"/>
    </style:style>
    <style:style style:name="T4" style:family="text">
      <style:text-properties officeooo:rsid="0008f62c"/>
    </style:style>
    <style:style style:name="T5" style:family="text">
      <style:text-properties officeooo:rsid="000a468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a468b" style:font-weight-asian="normal" style:font-weight-complex="normal"/>
    </style:style>
    <style:style style:name="T8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9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0" style:family="text">
      <style:text-properties officeooo:rsid="001034f9"/>
    </style:style>
    <style:style style:name="T11" style:family="text">
      <style:text-properties officeooo:rsid="0010f950"/>
    </style:style>
    <style:style style:name="T12" style:family="text">
      <style:text-properties officeooo:rsid="001316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Summary</text:span><text:span text:style-name="T1"> </text:span></text:p>
      <text:p text:style-name="P1"><text:span text:style-name="T1"/></text:p>
      <text:p text:style-name="P3">Packages used in this QE module:</text:p>
      <text:p text:style-name="P2">Vegan</text:p>
      <text:p text:style-name="P2"/>
      <text:p text:style-name="P3">Functions used in this QE module:</text:p>
      <text:p text:style-name="P9">decostand : ?decostand</text:p>
      <text:p text:style-name="P9">diversity: ?diversity</text:p>
      <text:p text:style-name="P1"/>
      <text:p text:style-name="P3">Three matrix’s are required:</text:p>
      <text:p text:style-name="P1">- Species matrix</text:p>
      <text:p text:style-name="P1">- environmental variables matrix</text:p>
      <text:p text:style-name="P1">-Geographical coordinates matrix</text:p>
      <text:p text:style-name="P1"/>
      <text:p text:style-name="P16">Chapter 2</text:p>
      <text:p text:style-name="P4"/>
      <text:p text:style-name="P4">Working with Species data</text:p>
      <text:p text:style-name="P4">Some basic fuctions to run on the data before any anyalysis: This gives us an idea of the data structure.</text:p>
      <text:p text:style-name="P10">head()</text:p>
      <text:p text:style-name="P10">tail()</text:p>
      <text:p text:style-name="P10">nrow()</text:p>
      <text:p text:style-name="P10">ncol()</text:p>
      <text:p text:style-name="P10">summary()</text:p>
      <text:p text:style-name="P10"/>
      <text:p text:style-name="P4">Create visualisations of the data – visualisation is best way to analyse the dataset</text:p>
      <text:p text:style-name="P4"/>
      <text:p text:style-name="P4">Diversty indices can be calcculated using the diversity function in the Vegan package: Page 17 </text:p>
      <text:p text:style-name="P4"/>
      <text:p text:style-name="P12">SPECIES TRANSFORMATION</text:p>
      <text:p text:style-name="P4">Species data transformation</text:p>
      <text:p text:style-name="P10">- <text:span text:style-name="T4">make variables with different units comparable (raging, standardize to z-scores)</text:span></text:p>
      <text:p text:style-name="P10">- <text:span text:style-name="T4">make variables normal and stabalise their distribution (sqrt, fourth root, log transform)</text:span></text:p>
      <text:p text:style-name="P10">- <text:span text:style-name="T4">Make the relationship among variables linear (log transform)</text:span></text:p>
      <text:p text:style-name="P10">- <text:span text:style-name="T4">modify the weight of the variables or objects</text:span></text:p>
      <text:p text:style-name="P10"/>
      <text:p text:style-name="P11"><text:span text:style-name="T1">Species abundance</text:span>: quantitative, expressed in the same unit, simple transformations used to reduce the importance of high values (sqrt, sqrt(), loglp().</text:p>
      <text:p text:style-name="P11"/>
      <text:p text:style-name="P11"><text:span text:style-name="T1">decostand () package: Ecological dataset</text:span></text:p>
      <text:p text:style-name="P11">- Provides options for standardisation</text:p>
      <text:p text:style-name="P11"/>
      <text:p text:style-name="P8"><text:span text:style-name="T9">Environmental data</text:span></text:p>
      <text:p text:style-name="P19"/>
      <text:p text:style-name="P20">Do the basic data exploration prior to the analysis</text:p>
      <text:p text:style-name="P24"/>
      <text:p text:style-name="P20">Many statistical analyses require their standardization to zero mean and unit variance. These centred and scaled variables are called z-scores.</text:p>
      <text:p text:style-name="P23"/>
      <text:p text:style-name="P23"/>
      <text:p text:style-name="P23"/>
      <text:p text:style-name="P23"/>
      <text:p text:style-name="P23"/>
      <text:p text:style-name="P23"/>
      <text:p text:style-name="P29"/>
      <text:p text:style-name="P29"><text:soft-page-break/>Standardising environmental variables</text:p>
      <text:p text:style-name="P20">z-scores</text:p>
      <text:p text:style-name="P20">Center and scale = standardize variables (z-scores)</text:p>
      <text:p text:style-name="P24">env.z &lt;- decostand(env, "standardize")</text:p>
      <text:p text:style-name="P24">apply(env.z, 2, mean)<text:tab/># means = 0</text:p>
      <text:p text:style-name="P24">apply(env.z, 2, sd)<text:tab/><text:tab/># standard deviations = 1</text:p>
      <text:p text:style-name="P24"/>
      <text:p text:style-name="P24"># Same standardization using the scale() function (which returns a matrix)</text:p>
      <text:p text:style-name="P24">env.z &lt;- as.data.frame(scale(env))</text:p>
      <text:p text:style-name="P13"/>
      <text:p text:style-name="P17">Chapter 3</text:p>
      <text:p text:style-name="P20">Measurements and matrices</text:p>
      <text:p text:style-name="P20"/>
      <text:p text:style-name="P25">Qmode- Pairs of objects compared</text:p>
      <text:p text:style-name="P25">Associated with distance or similarity (Euclidean distance, Jaccard similarity)</text:p>
      <text:p text:style-name="P25"/>
      <text:p text:style-name="P25">Rmode – Pairs of discriptors compared</text:p>
      <text:p text:style-name="P25">Measures dependance such as correlation and covariance coefficient</text:p>
      <text:p text:style-name="P25"/>
      <text:p text:style-name="P21">Before analysing the data:</text:p>
      <text:p text:style-name="P25">- Are you comparing objects (Q-mode) or variables (R-mode analysis)?</text:p>
      <text:p text:style-name="P25">- Are you dealing with species data (usually asymmetrical coefficients) or other</text:p>
      <text:p text:style-name="P25">types of variables (symmetrical coefficients)?</text:p>
      <text:p text:style-name="P25">- Are your data binary (binary coefficients), quantitative (quantitative coefficients)</text:p>
      <text:p text:style-name="P25">or mixed or of other types (e.g. ordinal; special coefficients)?</text:p>
      <text:p text:style-name="P25"/>
      <text:p text:style-name="P30">Q Mode: Quantitative Species Data</text:p>
      <text:p text:style-name="P26">Quantitative species data – requires assymetrical distance measures</text:p>
      <text:p text:style-name="P26">Use: <text:span text:style-name="T1">Notes in the R-script</text:span></text:p>
      <text:p text:style-name="P26">Bray-Curtis dissimilarity: <text:span text:style-name="T10">Directly from raw data</text:span></text:p>
      <text:p text:style-name="P26">chord distance: <text:span text:style-name="T10">is the</text:span> <text:span text:style-name="T10">Euclidean distance- first normalise the data by using chord transformation – use decostand.</text:span></text:p>
      <text:p text:style-name="P26">chi-squared distance</text:p>
      <text:p text:style-name="P26">hellinger distance: <text:span text:style-name="T10">Use hellinger transformation</text:span></text:p>
      <text:p text:style-name="P26"><text:s/></text:p>
      <text:p text:style-name="P31">Qmode: Binary (Presence-Absence) species data</text:p>
      <text:p text:style-name="P33">When data is uncertain or unequal use PA</text:p>
      <text:p text:style-name="P33">Here the dataset is changed into a binary dataset</text:p>
      <text:p text:style-name="P33">Sorensen and Oikaia is also effective for presence absence data</text:p>
      <text:p text:style-name="P33"/>
      <text:p text:style-name="P32">Qmode: <text:span text:style-name="T11">Quantitative Data(Excluding Species Abudances)</text:span></text:p>
      <text:p text:style-name="P27">- Euclidean distance measurements</text:p>
      <text:p text:style-name="P27">- Euclidean distance calculations are restricted to data that are homogenous such as geographical coordinates</text:p>
      <text:p text:style-name="P27"/>
      <text:p text:style-name="P32"><text:span text:style-name="T11">R</text:span>mode: <text:span text:style-name="T11">Computing Dependance Matrices among variables</text:span></text:p>
      <text:p text:style-name="P28">correlation coefficient: Pearson</text:p>
      <text:p text:style-name="P28">non-parametric: Spearman, kendal</text:p>
      <text:p text:style-name="P28">Jaccard, sorensen, ochiai – used to compare species</text:p>
      <text:p text:style-name="P28"/>
      <text:p text:style-name="P28"/>
      <text:p text:style-name="P28"/>
      <text:p text:style-name="P15"><text:span text:style-name="T2"/></text:p>
      <text:p text:style-name="P15"><text:soft-page-break/><text:span text:style-name="T2">Chapter </text:span><text:span text:style-name="T3">5</text:span></text:p>
      <text:p text:style-name="P18">Unconstrained Ordination</text:p>
      <text:p text:style-name="P14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9:49:04.049458942</meta:creation-date>
    <dc:date>2018-08-09T22:43:01.652933158</dc:date>
    <meta:editing-duration>PT1H17M10S</meta:editing-duration>
    <meta:editing-cycles>9</meta:editing-cycles>
    <meta:generator>LibreOffice/6.0.3.2$Linux_X86_64 LibreOffice_project/00m0$Build-2</meta:generator>
    <meta:document-statistic meta:table-count="0" meta:image-count="0" meta:object-count="0" meta:page-count="3" meta:paragraph-count="73" meta:word-count="453" meta:character-count="3242" meta:non-whitespace-character-count="2852"/>
  </office:meta>
</office:document-meta>
</file>